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10d32e" officeooo:paragraph-rsid="001f812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1942bf" officeooo:paragraph-rsid="001f812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fo:font-size="11pt" fo:language="zxx" fo:country="none" style:text-underline-style="none" fo:font-weight="normal" officeooo:rsid="0010d32e" officeooo:paragraph-rsid="002ee2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zxx" fo:country="none" style:text-underline-style="none" fo:font-weight="normal" officeooo:rsid="0010d32e" officeooo:paragraph-rsid="002fcaf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zxx" fo:country="none" style:text-underline-style="none" fo:font-weight="normal" officeooo:rsid="001942bf" officeooo:paragraph-rsid="001f812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zxx" fo:country="none" style:text-underline-style="none" fo:font-weight="normal" officeooo:rsid="002fcaf5" officeooo:paragraph-rsid="002fcaf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zxx" fo:country="none" style:text-underline-style="none" fo:font-weight="normal" officeooo:rsid="003554f6" officeooo:paragraph-rsid="003554f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zxx" fo:country="none" style:text-underline-style="none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size="11pt" fo:language="zxx" fo:country="none" style:text-underline-style="solid" style:text-underline-width="auto" style:text-underline-color="font-color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font-size="11pt" fo:language="en" fo:country="GB" style:text-underline-style="none" fo:font-weight="normal" officeooo:rsid="0010d32e" officeooo:paragraph-rsid="001f812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font-size="11pt" fo:language="en" fo:country="GB" style:text-underline-style="none" fo:font-weight="normal" officeooo:rsid="0010d32e" officeooo:paragraph-rsid="0020fb9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font-size="11pt" fo:language="en" fo:country="GB" style:text-underline-style="none" fo:font-weight="normal" officeooo:rsid="0010d32e" officeooo:paragraph-rsid="0022dbd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fo:font-size="11pt" fo:language="en" fo:country="GB" style:text-underline-style="none" fo:font-weight="normal" officeooo:rsid="0010d32e" officeooo:paragraph-rsid="00268da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fo:font-size="11pt" fo:language="en" fo:country="GB" style:text-underline-style="none" fo:font-weight="normal" officeooo:rsid="0010d32e" officeooo:paragraph-rsid="00270e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size="11pt" fo:language="en" fo:country="GB" style:text-underline-style="none" fo:font-weight="normal" officeooo:rsid="0010d32e" officeooo:paragraph-rsid="0028c94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font-size="11pt" fo:language="en" fo:country="GB" style:text-underline-style="none" fo:font-weight="normal" officeooo:rsid="0010d32e" officeooo:paragraph-rsid="002928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text-properties fo:font-size="11pt" fo:language="en" fo:country="GB" style:text-underline-style="none" fo:font-weight="normal" officeooo:rsid="0010d32e" officeooo:paragraph-rsid="002aa6e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fo:font-size="11pt" fo:language="en" fo:country="GB" style:text-underline-style="none" fo:font-weight="normal" officeooo:rsid="0010d32e" officeooo:paragraph-rsid="0032694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text-properties fo:font-size="11pt" fo:language="en" fo:country="GB" style:text-underline-style="none" fo:font-weight="normal" officeooo:rsid="0010d32e" officeooo:paragraph-rsid="0033338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text-properties fo:font-size="11pt" fo:language="en" fo:country="GB" style:text-underline-style="none" fo:font-weight="normal" officeooo:rsid="0010d32e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text-properties fo:font-size="11pt" fo:language="en" fo:country="GB" style:text-underline-style="none" fo:font-weight="normal" officeooo:rsid="0010d32e" officeooo:paragraph-rsid="003851e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text-properties fo:font-size="11pt" fo:language="en" fo:country="GB" style:text-underline-style="none" fo:font-weight="normal" officeooo:rsid="0010d32e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text-properties fo:font-size="11pt" fo:language="en" fo:country="GB" style:text-underline-style="none" fo:font-weight="normal" officeooo:rsid="0020fb9b" officeooo:paragraph-rsid="0020fb9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text-properties fo:font-size="11pt" fo:language="en" fo:country="GB" style:text-underline-style="none" fo:font-weight="normal" officeooo:rsid="00292839" officeooo:paragraph-rsid="002928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>
      <style:text-properties fo:font-size="11pt" fo:language="en" fo:country="GB" style:text-underline-style="none" fo:font-weight="normal" officeooo:rsid="002aa6e7" officeooo:paragraph-rsid="002aa6e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Standard">
      <style:text-properties fo:font-size="11pt" fo:language="en" fo:country="GB" style:text-underline-style="none" fo:font-weight="normal" officeooo:rsid="00326940" officeooo:paragraph-rsid="0032694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Standard">
      <style:text-properties fo:font-size="11pt" fo:language="en" fo:country="GB" style:text-underline-style="none" fo:font-weight="normal" officeooo:rsid="00333389" officeooo:paragraph-rsid="0033338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25512f" officeooo:paragraph-rsid="0025512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2c076b" officeooo:paragraph-rsid="002c076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0" style:family="paragraph" style:parent-style-name="Standard">
      <style:text-properties fo:color="#000000" style:font-name="Times New Roman" fo:font-size="11pt" fo:language="en" fo:country="GB" style:text-underline-style="none" fo:font-weight="normal" officeooo:rsid="0020fb9b" officeooo:paragraph-rsid="0020fb9b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1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3554f6" officeooo:paragraph-rsid="003554f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text-properties fo:font-size="12pt" fo:language="zxx" fo:country="none" style:text-underline-style="solid" style:text-underline-width="auto" style:text-underline-color="font-color" fo:font-weight="bold" officeooo:rsid="003554f6" officeooo:paragraph-rsid="003554f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text-properties fo:font-size="12pt" fo:language="zxx" fo:country="none" style:text-underline-style="solid" style:text-underline-width="auto" style:text-underline-color="font-color" fo:font-weight="bold" officeooo:rsid="001942bf" officeooo:paragraph-rsid="001f812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420a0" officeooo:paragraph-rsid="0022dbd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68da8" officeooo:paragraph-rsid="00268da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70e77" officeooo:paragraph-rsid="00270e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8c946" officeooo:paragraph-rsid="0028c94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8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92839" officeooo:paragraph-rsid="002928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9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aa6e7" officeooo:paragraph-rsid="002aa6e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0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26940" officeooo:paragraph-rsid="0032694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1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33389" officeooo:paragraph-rsid="0033338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2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c076b" officeooo:paragraph-rsid="002c076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3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2ee239" officeooo:paragraph-rsid="002ee2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4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5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851eb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6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92c75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7" style:family="paragraph" style:parent-style-name="Standard">
      <style:text-properties fo:font-variant="normal" fo:text-transform="none" fo:color="#202122" fo:font-size="11pt" fo:letter-spacing="normal" fo:language="en" fo:country="GB" style:text-underline-style="solid" style:text-underline-width="auto" style:text-underline-color="font-color" fo:font-weight="normal" officeooo:rsid="0025512f" officeooo:paragraph-rsid="0025512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8" style:family="paragraph" style:parent-style-name="Standard">
      <style:text-properties fo:font-variant="normal" fo:text-transform="none" fo:color="#202122" fo:font-size="11pt" fo:letter-spacing="normal" fo:language="zxx" fo:country="none" style:text-underline-style="none" fo:font-weight="normal" officeooo:rsid="002f6108" officeooo:paragraph-rsid="002ee23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Standard">
      <style:text-properties fo:font-variant="normal" fo:text-transform="none" fo:color="#202122" fo:font-size="11pt" fo:letter-spacing="normal" fo:language="zxx" fo:country="none" style:text-underline-style="none" fo:font-weight="normal" officeooo:rsid="002fcaf5" officeooo:paragraph-rsid="002fcaf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1942bf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22dbd8"/>
    </style:style>
    <style:style style:name="T4" style:family="text">
      <style:text-properties fo:font-variant="normal" fo:text-transform="none" fo:color="#202122" fo:letter-spacing="normal" officeooo:rsid="002420a0"/>
    </style:style>
    <style:style style:name="T5" style:family="text">
      <style:text-properties fo:font-variant="normal" fo:text-transform="none" fo:color="#202122" fo:letter-spacing="normal" officeooo:rsid="00268da8"/>
    </style:style>
    <style:style style:name="T6" style:family="text">
      <style:text-properties fo:font-variant="normal" fo:text-transform="none" fo:color="#202122" fo:letter-spacing="normal" officeooo:rsid="00270e77"/>
    </style:style>
    <style:style style:name="T7" style:family="text">
      <style:text-properties fo:font-variant="normal" fo:text-transform="none" fo:color="#202122" fo:letter-spacing="normal" officeooo:rsid="0028c946"/>
    </style:style>
    <style:style style:name="T8" style:family="text">
      <style:text-properties fo:font-variant="normal" fo:text-transform="none" fo:color="#202122" fo:letter-spacing="normal" officeooo:rsid="00292839"/>
    </style:style>
    <style:style style:name="T9" style:family="text">
      <style:text-properties fo:font-variant="normal" fo:text-transform="none" fo:color="#202122" fo:letter-spacing="normal" officeooo:rsid="002aa6e7"/>
    </style:style>
    <style:style style:name="T10" style:family="text">
      <style:text-properties fo:font-variant="normal" fo:text-transform="none" fo:color="#202122" fo:letter-spacing="normal" officeooo:rsid="002c076b"/>
    </style:style>
    <style:style style:name="T11" style:family="text">
      <style:text-properties fo:font-variant="normal" fo:text-transform="none" fo:color="#202122" fo:letter-spacing="normal" officeooo:rsid="002ee239"/>
    </style:style>
    <style:style style:name="T12" style:family="text">
      <style:text-properties fo:font-variant="normal" fo:text-transform="none" fo:color="#202122" fo:letter-spacing="normal" officeooo:rsid="002f6108"/>
    </style:style>
    <style:style style:name="T13" style:family="text">
      <style:text-properties fo:font-variant="normal" fo:text-transform="none" fo:color="#202122" fo:letter-spacing="normal" officeooo:rsid="002fcaf5"/>
    </style:style>
    <style:style style:name="T14" style:family="text">
      <style:text-properties fo:font-variant="normal" fo:text-transform="none" fo:color="#202122" fo:letter-spacing="normal" officeooo:rsid="00314f24"/>
    </style:style>
    <style:style style:name="T15" style:family="text">
      <style:text-properties fo:font-variant="normal" fo:text-transform="none" fo:color="#202122" fo:letter-spacing="normal" officeooo:rsid="00326940"/>
    </style:style>
    <style:style style:name="T16" style:family="text">
      <style:text-properties fo:font-variant="normal" fo:text-transform="none" fo:color="#202122" fo:letter-spacing="normal" officeooo:rsid="00333389"/>
    </style:style>
    <style:style style:name="T17" style:family="text">
      <style:text-properties fo:font-variant="normal" fo:text-transform="none" fo:color="#202122" fo:letter-spacing="normal" officeooo:rsid="003459e0"/>
    </style:style>
    <style:style style:name="T18" style:family="text">
      <style:text-properties fo:font-variant="normal" fo:text-transform="none" fo:color="#202122" fo:letter-spacing="normal" officeooo:rsid="0036c0a4"/>
    </style:style>
    <style:style style:name="T19" style:family="text">
      <style:text-properties fo:font-variant="normal" fo:text-transform="none" fo:color="#202122" fo:letter-spacing="normal" officeooo:rsid="003851eb"/>
    </style:style>
    <style:style style:name="T20" style:family="text">
      <style:text-properties fo:font-variant="normal" fo:text-transform="none" fo:color="#202122" fo:letter-spacing="normal" officeooo:rsid="00392c75"/>
    </style:style>
    <style:style style:name="T21" style:family="text">
      <style:text-properties officeooo:rsid="001f9d4b"/>
    </style:style>
    <style:style style:name="T22" style:family="text">
      <style:text-properties style:text-underline-style="solid" style:text-underline-width="auto" style:text-underline-color="font-color" officeooo:rsid="001f9d4b"/>
    </style:style>
    <style:style style:name="T23" style:family="text">
      <style:text-properties officeooo:rsid="0020fb9b"/>
    </style:style>
    <style:style style:name="T24" style:family="text">
      <style:text-properties officeooo:rsid="00392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text:span text:style-name="T1">Script Variables</text:span>:</text:p>
      <text:p text:style-name="P10"/>
      <text:p text:style-name="P10"><text:span text:style-name="T2">–</text:span> <text:span text:style-name="T21">Variables in JavaScript are created using the 'let' keyword. The syntax is:</text:span></text:p>
      <text:p text:style-name="P10"/>
      <text:p text:style-name="P30">let number = 10;</text:p>
      <text:p text:style-name="P10"/>
      <text:p text:style-name="P11"><text:span text:style-name="T2">–</text:span> <text:span text:style-name="T23">It can also be done with the 'var' keyword. The syntax is:</text:span></text:p>
      <text:p text:style-name="P11"/>
      <text:p text:style-name="P23">var number = 10;</text:p>
      <text:p text:style-name="P10"/>
      <text:p text:style-name="P10"><text:span text:style-name="T2">–</text:span> <text:span text:style-name="T21">Unlike Java, t</text:span><text:span text:style-name="T22">he data type does not have to be defined</text:span><text:span text:style-name="T21">.</text:span></text:p>
      <text:p text:style-name="P10"/>
      <text:p text:style-name="P12"><text:span text:style-name="T2">– </text:span><text:span text:style-name="T3">Variable names must begin with </text:span><text:span text:style-name="T4">and can contain</text:span><text:span text:style-name="T3"> letter</text:span><text:span text:style-name="T4">s</text:span><text:span text:style-name="T3">, '$' or '_'. </text:span><text:span text:style-name="T4">They are also case sensitive, and keywords (such as let and var) cannot be used as the name of variables.</text:span></text:p>
      <text:p text:style-name="P34"/>
      <text:p text:style-name="P28"><text:span text:style-name="T4">V</text:span><text:span text:style-name="T2">ariable </text:span><text:span text:style-name="T10">T</text:span><text:span text:style-name="T2">ypes:</text:span></text:p>
      <text:p text:style-name="P47"/>
      <text:p text:style-name="P35">1) Strings:</text:p>
      <text:p text:style-name="P35"/>
      <text:p text:style-name="P13"><text:span text:style-name="T2">– </text:span><text:span text:style-name="T5">Strings are text. You can use either "" or '', but they have to be the same on each end of the text.</text:span></text:p>
      <text:p text:style-name="P35"/>
      <text:p text:style-name="P14"><text:span text:style-name="T5">– </text:span><text:span text:style-name="T6">Any text can go in a string. Not just characters, but unicode and emojis too.</text:span></text:p>
      <text:p text:style-name="P36"/>
      <text:p text:style-name="P15"><text:span text:style-name="T6">– </text:span><text:span text:style-name="T7">Use a '\' to 'escape' a character. This allows us to use "" / '' in our text without JavaScript ending the string.</text:span></text:p>
      <text:p text:style-name="P37"/>
      <text:p text:style-name="P24"><text:span text:style-name="T7">2</text:span><text:span text:style-name="T2">) Numbers:</text:span></text:p>
      <text:p text:style-name="P38"/>
      <text:p text:style-name="P16"><text:span text:style-name="T2">– </text:span><text:span text:style-name="T8">Numbers are numbers. You cannot use commas or spaces.</text:span></text:p>
      <text:p text:style-name="P38"/>
      <text:p text:style-name="P38">– However, you can use decimals, unlike Java.</text:p>
      <text:p text:style-name="P38"/>
      <text:p text:style-name="P25"><text:span text:style-name="T8">3</text:span><text:span text:style-name="T2">) Boolean:</text:span></text:p>
      <text:p text:style-name="P39"/>
      <text:p text:style-name="P17"><text:span text:style-name="T2">– </text:span><text:span text:style-name="T9">True or false.</text:span></text:p>
      <text:p text:style-name="P39"/>
      <text:p text:style-name="P39">– 'True' and 'False' are reserved keywords, so cannot be used as the name of a variable.</text:p>
      <text:p text:style-name="P39"/>
      <text:p text:style-name="P26"><text:span text:style-name="T9">4</text:span><text:span text:style-name="T2">) Undefined:</text:span></text:p>
      <text:p text:style-name="P40"/>
      <text:p text:style-name="P18"><text:span text:style-name="T2">– </text:span><text:span text:style-name="T15">An undefined variable is create when a variable is created but no value is assigned to it.</text:span></text:p>
      <text:p text:style-name="P40"/>
      <text:p text:style-name="P27"><text:span text:style-name="T15">5</text:span><text:span text:style-name="T2">) Null:</text:span></text:p>
      <text:p text:style-name="P41"/>
      <text:p text:style-name="P19"><text:span text:style-name="T2">– </text:span><text:span text:style-name="T16">Null is used to represent an empty variable. </text:span><text:span text:style-name="T17">'undefined' is usually something that is unintentionally missing, whereas 'null' is a deliberate choice to leave something blank.</text:span></text:p>
      <text:p text:style-name="P39"/>
      <text:p text:style-name="P29"><text:span text:style-name="T9">A</text:span><text:span text:style-name="T2">ssigning/Reassigning Variables:</text:span></text:p>
      <text:p text:style-name="P42"/>
      <text:p text:style-name="P43">1) Reassigning variables:</text:p>
      <text:p text:style-name="P43"/>
      <text:p text:style-name="P3"><text:span text:style-name="T2">– </text:span><text:span text:style-name="T11">Variables can be reassigned. The 'let' keyword is not used to redefine a variable.</text:span><text:span text:style-name="T12">If you use it twice, the complier will throw an error.</text:span></text:p>
      <text:p text:style-name="P48"/>
      <text:p text:style-name="P6"><text:span text:style-name="T12">2</text:span><text:span text:style-name="T2">) Assigning variables:</text:span></text:p>
      <text:p text:style-name="P49"/>
      <text:p text:style-name="P4"><text:span text:style-name="T2">– </text:span><text:span text:style-name="T13">Variables can be assigned. This copies the value of one variable to another. </text:span><text:span text:style-name="T14">This creates two distinct variables.</text:span></text:p>
      <text:p text:style-name="P10"><text:soft-page-break/></text:p>
      <text:p text:style-name="P2">Code Examples:</text:p>
      <text:p text:style-name="P2"/>
      <text:p text:style-name="P31">Assigning and Reassigning variables code:</text:p>
      <text:p text:style-name="P5"/>
      <text:p text:style-name="P7">let string = 'Hello!';</text:p>
      <text:p text:style-name="P7">let number = 11;</text:p>
      <text:p text:style-name="P7">let boolean = true;</text:p>
      <text:p text:style-name="P7">let novalue;</text:p>
      <text:p text:style-name="P7"/>
      <text:p text:style-name="P7">console.log('The original string is: ', string);</text:p>
      <text:p text:style-name="P7">console.log('The original number is : ', number);</text:p>
      <text:p text:style-name="P7">console.log('The original boolean value is: ', boolean);</text:p>
      <text:p text:style-name="P7">console.log('I have accidentally left this variable blank. Therefore, the value is: ', novalue);</text:p>
      <text:p text:style-name="P7"/>
      <text:p text:style-name="P7">string = 'Howdy!';</text:p>
      <text:p text:style-name="P7">number = 22;</text:p>
      <text:p text:style-name="P7">boolean = false;</text:p>
      <text:p text:style-name="P7">novalue = null;</text:p>
      <text:p text:style-name="P7"/>
      <text:p text:style-name="P7">console.log('The reassigned string is: ', string);</text:p>
      <text:p text:style-name="P7">console.log('The reassigned number is : ', number);</text:p>
      <text:p text:style-name="P7">console.log('The reassigned boolean value is: ', boolean);</text:p>
      <text:p text:style-name="P7">console.log('I have remembered to give this variable a value. The value is now: ', novalue);</text:p>
      <text:p text:style-name="P7"/>
      <text:p text:style-name="P9">Output:</text:p>
      <text:p text:style-name="P9"/>
      <text:p text:style-name="P8">The original string is: <text:s/>Hello!</text:p>
      <text:p text:style-name="P8">The original number is : <text:s/>11</text:p>
      <text:p text:style-name="P8">The original boolean value is: <text:s/>true</text:p>
      <text:p text:style-name="P8">I have accidentally left this variable blank. Therefore, the value is: <text:s/>undefined</text:p>
      <text:p text:style-name="P8">The reassigned string is: <text:s/>Howdy!</text:p>
      <text:p text:style-name="P8">The reassigned number is : <text:s/>22</text:p>
      <text:p text:style-name="P8">The reassigned boolean value is: <text:s/>false</text:p>
      <text:p text:style-name="P8">I have remember<text:span text:style-name="T24">ed</text:span> to give this variable a value. The value is now: <text:s/>null</text:p>
      <text:p text:style-name="P7"/>
      <text:p text:style-name="P32">Explanation:</text:p>
      <text:p text:style-name="P33"/>
      <text:p text:style-name="P20"><text:span text:style-name="T2">– </text:span><text:span text:style-name="T18">Line #1 creates the variable 'string' with the </text:span><text:span text:style-name="T20">value of</text:span><text:span text:style-name="T18"> 'Hello!'.</text:span></text:p>
      <text:p text:style-name="P44">– Line #2 creates the variable 'number' with the value of 11'.</text:p>
      <text:p text:style-name="P44">– Line #3 creates the variable 'boolean' with the value of true.</text:p>
      <text:p text:style-name="P44">– Line #4 creates the variable 'novalue'. No value is assigned to it, so it is 'undefined'.</text:p>
      <text:p text:style-name="P44"/>
      <text:p text:style-name="P21"><text:span text:style-name="T18">– Line #</text:span><text:span text:style-name="T19">6 prints the variable 'string'.</text:span></text:p>
      <text:p text:style-name="P22"><text:span text:style-name="T18">– Line #</text:span><text:span text:style-name="T20">7</text:span><text:span text:style-name="T19"> prints the variable '</text:span><text:span text:style-name="T20">number</text:span><text:span text:style-name="T19">'.</text:span></text:p>
      <text:p text:style-name="P22"><text:span text:style-name="T18">– Line #</text:span><text:span text:style-name="T20">8</text:span><text:span text:style-name="T19"> prints the variable '</text:span><text:span text:style-name="T20">boolean</text:span><text:span text:style-name="T19">'.</text:span></text:p>
      <text:p text:style-name="P22"><text:span text:style-name="T18">– Line #</text:span><text:span text:style-name="T20">9</text:span><text:span text:style-name="T19"> prints the variable '</text:span><text:span text:style-name="T20">novalue</text:span><text:span text:style-name="T19">'.</text:span></text:p>
      <text:p text:style-name="P45"/>
      <text:p text:style-name="P22"><text:span text:style-name="T18">– Line #</text:span><text:span text:style-name="T20">11 sets the value of 'string' to 'Howdy!'.</text:span></text:p>
      <text:p text:style-name="P22"><text:span text:style-name="T18">– Line #</text:span><text:span text:style-name="T20">11 sets the value of 'number' to 22.</text:span></text:p>
      <text:p text:style-name="P22"><text:span text:style-name="T18">– Line #</text:span><text:span text:style-name="T20">11 sets the value of 'boolean' to false.</text:span></text:p>
      <text:p text:style-name="P22"><text:span text:style-name="T18">– Line #</text:span><text:span text:style-name="T20">11 sets the value of novalue to null.</text:span></text:p>
      <text:p text:style-name="P46"/>
      <text:p text:style-name="P22"><text:span text:style-name="T18">– Line #</text:span><text:span text:style-name="T20">13</text:span><text:span text:style-name="T19"> prints the variable 'string'.</text:span></text:p>
      <text:p text:style-name="P22"><text:span text:style-name="T18">– Line #</text:span><text:span text:style-name="T20">14</text:span><text:span text:style-name="T19"> prints the variable '</text:span><text:span text:style-name="T20">number</text:span><text:span text:style-name="T19">'.</text:span></text:p>
      <text:p text:style-name="P22"><text:span text:style-name="T18">– Line #</text:span><text:span text:style-name="T20">15</text:span><text:span text:style-name="T19"> prints the variable '</text:span><text:span text:style-name="T20">boolean</text:span><text:span text:style-name="T19">'.</text:span></text:p>
      <text:p text:style-name="P22"><text:soft-page-break/><text:span text:style-name="T18">– Line #</text:span><text:span text:style-name="T20">16</text:span><text:span text:style-name="T19"> prints the variable '</text:span><text:span text:style-name="T20">novalue</text:span><text:span text:style-name="T19">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S</meta:editing-duration>
    <meta:editing-cycles>27</meta:editing-cycles>
    <meta:generator>LibreOffice/5.0.4.2$Windows_x86 LibreOffice_project/2b9802c1994aa0b7dc6079e128979269cf95bc78</meta:generator>
    <dc:date>2022-07-06T01:01:32.839000000</dc:date>
    <meta:document-statistic meta:table-count="0" meta:image-count="0" meta:object-count="0" meta:page-count="3" meta:paragraph-count="71" meta:word-count="574" meta:character-count="3438" meta:non-whitespace-character-count="2896"/>
    <meta:user-defined meta:name="Info 1"/>
    <meta:user-defined meta:name="Info 2"/>
    <meta:user-defined meta:name="Info 3"/>
    <meta:user-defined meta:name="Info 4"/>
  </office:meta>
</office:document-meta>
</file>